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252in"/>
    </style:style>
    <style:style style:name="co3" style:family="table-column">
      <style:table-column-properties fo:break-before="auto" style:column-width="1.1335in"/>
    </style:style>
    <style:style style:name="co4" style:family="table-column">
      <style:table-column-properties fo:break-before="auto" style:column-width="1.0457in"/>
    </style:style>
    <style:style style:name="co5" style:family="table-column">
      <style:table-column-properties fo:break-before="auto" style:column-width="3.4874in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Name</text:p>
          </table:table-cell>
          <table:table-cell table:style-name="ce3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Question</text:p>
          </table:table-cell>
          <table:table-cell table:style-name="ce5" office:value-type="string">
            <text:p>Link</text:p>
          </table:table-cell>
          <table:table-cell table:style-name="ce11" office:value-type="string">
            <text:p>Grade Point</text:p>
          </table:table-cell>
          <table:table-cell table:style-name="ce11" office:value-type="string">
            <text:p>Style Point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/>
          <table:table-cell table:style-name="ce12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7"/>
          <table:table-cell table:style-name="ce12" table:number-columns-repeated="2"/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8"/>
          <table:table-cell table:style-name="ce12" table:number-columns-repeated="2"/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8"/>
          <table:table-cell table:style-name="ce12" table:number-columns-repeated="2"/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Default"/>
          <table:table-cell table:style-name="ce12" table:number-columns-repeated="2"/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8"/>
          <table:table-cell table:style-name="ce12" table:number-columns-repeated="2"/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8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otal Points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>
            <text:p>Grad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Notes</text:p>
          </table:table-cell>
          <table:table-cell table:style-name="ce10"/>
          <table:table-cell table:number-columns-repeated="3"/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12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ble</meta:initial-creator>
    <meta:creation-date>2015-04-16T13:16:59</meta:creation-date>
    <dc:date>2015-04-23T12:27:50</dc:date>
    <dc:creator>Mark Gable</dc:creator>
    <meta:editing-duration>PT32M</meta:editing-duration>
    <meta:editing-cycles>11</meta:editing-cycles>
    <meta:generator>OpenOffice/4.1.1$Unix OpenOffice.org_project/411m6$Build-9775</meta:generator>
    <meta:document-statistic meta:table-count="3" meta:cell-count="16" meta:object-count="0"/>
  </office:meta>
</office:document-meta>
</file>